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9409in" fo:break-before="auto" style:use-optimal-row-height="fals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1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="2.49pt solid #ffffff" style:rotation-angle="0"/>
    </style:style>
    <style:style style:name="ce19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2.49pt solid #ffffff"/>
    </style:style>
    <style:style style:name="ce29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4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009933" fo:border="2.49pt solid #ffffff"/>
    </style:style>
    <style:style style:name="ce3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6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cc0000"/>
    </style:style>
    <style:style style:name="ce64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0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5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7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1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82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4" style:family="table-cell" style:parent-style-name="Default">
      <style:table-cell-properties fo:background-color="#661900"/>
    </style:style>
    <style:style style:name="ce85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ackground-color="#3399ff" fo:border="2.49pt solid #ffffff"/>
    </style:style>
    <style:style style:name="ce87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1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6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7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7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8"/>
          <table:table-cell table:style-name="ce11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8"/>
          <table:table-cell table:style-name="ce92" office:value-type="string" calcext:value-type="string">
            <text:p>AD Length</text:p>
          </table:table-cell>
          <table:table-cell table:style-name="ce95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8"/>
          <table:table-cell table:style-name="ce53" office:value-type="string" calcext:value-type="string" table:number-columns-spanned="2" table:number-rows-spanned="1">
            <text:p>Handle</text:p>
          </table:table-cell>
          <table:covered-table-cell table:style-name="ce100"/>
          <table:table-cell table:style-name="ce35" office:value-type="string" calcext:value-type="string" table:number-columns-spanned="2" table:number-rows-spanned="1">
            <text:p>Version</text:p>
          </table:table-cell>
          <table:covered-table-cell table:style-name="ce103"/>
          <table:table-cell table:style-name="ce21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7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First current sample</text:p>
          </table:table-cell>
          <table:covered-table-cell table:style-name="ce36"/>
          <table:table-cell table:style-name="ce44" office:value-type="string" calcext:value-type="string" table:number-columns-spanned="2" table:number-rows-spanned="1">
            <text:p>Last current sample</text:p>
          </table:table-cell>
          <table:covered-table-cell table:style-name="ce51"/>
          <table:table-cell table:style-name="ce60" office:value-type="string" calcext:value-type="string" table:number-columns-spanned="2" table:number-rows-spanned="1">
            <text:p>First voltage sample</text:p>
          </table:table-cell>
          <table:covered-table-cell table:style-name="ce51"/>
          <table:table-cell table:style-name="ce73" office:value-type="string" calcext:value-type="string" table:number-columns-spanned="2" table:number-rows-spanned="1">
            <text:p>Last voltage sample</text:p>
          </table:table-cell>
          <table:covered-table-cell table:style-name="ce51"/>
          <table:table-cell table:style-name="ce82" office:value-type="string" calcext:value-type="string" table:number-columns-spanned="4" table:number-rows-spanned="1">
            <text:p><text:s text:c="2"/>First time 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8"/>
          <table:table-cell table:style-name="ce30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7"/>
          <table:table-cell table:style-name="ce83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7"/>
          <table:covered-table-cell table:style-name="ce83"/>
          <table:covered-table-cell table:number-columns-repeated="5" table:style-name="ce28"/>
          <table:table-cell table:style-name="ce106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8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8"/>
          <table:table-cell table:style-name="ce30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8"/>
          <table:table-cell table:style-name="ce83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8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7" office:value-type="string" calcext:value-type="string">
            <text:p>Override</text:p>
          </table:table-cell>
          <table:table-cell table:style-name="ce11" office:value-type="string" calcext:value-type="string">
            <text:p>Type</text:p>
          </table:table-cell>
          <table:table-cell table:style-name="ce38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31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16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2"/>
          <table:table-cell table:style-name="ce66" office:value-type="string" calcext:value-type="string">
            <text:p>iBeacon Type</text:p>
          </table:table-cell>
          <table:table-cell table:style-name="ce75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8"/>
          <table:covered-table-cell table:style-name="ce92" office:value-type="string" calcext:value-type="string">
            <text:p>AD Length</text:p>
          </table:covered-table-cell>
          <table:covered-table-cell table:style-name="ce95" office:value-type="string" calcext:value-type="string">
            <text:p>AD Type</text:p>
          </table:covered-table-cell>
          <table:covered-table-cell table:style-name="ce88" office:value-type="string" calcext:value-type="string">
            <text:p>Service UUID</text:p>
          </table:covered-table-cell>
          <table:covered-table-cell table:style-name="ce98"/>
          <table:table-cell table:style-name="ce99" office:value-type="string" calcext:value-type="string" table:number-columns-spanned="2" table:number-rows-spanned="1">
            <text:p>Major</text:p>
          </table:table-cell>
          <table:covered-table-cell table:style-name="ce101"/>
          <table:table-cell table:style-name="ce102" office:value-type="string" calcext:value-type="string" table:number-columns-spanned="2" table:number-rows-spanned="1">
            <text:p>Minor</text:p>
          </table:table-cell>
          <table:covered-table-cell table:style-name="ce104"/>
          <table:table-cell table:style-name="ce105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20" office:value-type="string" calcext:value-type="string">
            <text:p>0x01</text:p>
          </table:table-cell>
          <table:table-cell table:style-name="ce32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20" office:value-type="string" calcext:value-type="string">
            <text:p>0xFF</text:p>
          </table:table-cell>
          <table:table-cell table:style-name="ce52" office:value-type="string" calcext:value-type="string" table:number-columns-spanned="2" table:number-rows-spanned="1">
            <text:p>0x004C</text:p>
          </table:table-cell>
          <table:covered-table-cell table:style-name="ce62" office:value-type="string" calcext:value-type="string">
            <text:p>0x00</text:p>
          </table:covered-table-cell>
          <table:table-cell table:style-name="ce67" office:value-type="string" calcext:value-type="string">
            <text:p>0x02</text:p>
          </table:table-cell>
          <table:table-cell table:style-name="ce76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8"/>
          <table:covered-table-cell table:style-name="ce92"/>
          <table:covered-table-cell table:style-name="ce95"/>
          <table:covered-table-cell table:style-name="ce88"/>
          <table:covered-table-cell table:style-name="ce98"/>
          <table:table-cell table:style-name="ce99" table:number-columns-spanned="2" table:number-rows-spanned="1"/>
          <table:covered-table-cell table:style-name="ce101"/>
          <table:table-cell table:style-name="ce102" table:number-columns-spanned="2" table:number-rows-spanned="1"/>
          <table:covered-table-cell table:style-name="ce104"/>
          <table:table-cell table:style-name="ce105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2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20" office:value-type="string" calcext:value-type="string">
            <text:p>0x08</text:p>
          </table:table-cell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style-name="ce8" office:value-type="string" calcext:value-type="string">
            <text:p>0x13</text:p>
          </table:table-cell>
          <table:table-cell table:style-name="ce20" office:value-type="string" calcext:value-type="string">
            <text:p>0x16</text:p>
          </table:table-cell>
          <table:table-cell table:style-name="ce89" office:value-type="string" calcext:value-type="string" table:number-columns-spanned="2" table:number-rows-spanned="1">
            <text:p>0x5432</text:p>
          </table:table-cell>
          <table:covered-table-cell table:style-name="ce93"/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21" office:value-type="string" calcext:value-type="string" table:number-columns-spanned="8" table:number-rows-spanned="1">
            <text:p>Encrypt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3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7"/>
          <table:table-cell table:style-name="ce57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7"/>
          <table:covered-table-cell table:style-name="ce11"/>
          <table:table-cell table:style-name="ce90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8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7"/>
          <table:table-cell table:style-name="ce21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7"/>
          <table:covered-table-cell table:style-name="ce11"/>
          <table:covered-table-cell table:style-name="ce90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49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7"/>
          <table:covered-table-cell table:style-name="ce11"/>
          <table:covered-table-cell table:style-name="ce90"/>
          <table:covered-table-cell table:number-columns-repeated="2"/>
          <table:table-cell table:number-columns-repeated="4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Keep alive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same timeou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50"/>
        </table:table-row>
        <table:table-row table:style-name="ro8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9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10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table:style-name="ce3"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6" office:value-type="string" calcext:value-type="string">
            <text:p>Bitmask</text:p>
          </table:table-cell>
          <table:table-cell table:style-name="ce14" office:value-type="string" calcext:value-type="string">
            <text:p># ID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1" office:value-type="string" calcext:value-type="string">
            <text:p>payload</text:p>
          </table:covered-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/>
          <table:table-cell table:style-name="ce21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90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5" office:value-type="string" calcext:value-type="string" table:number-columns-spanned="2" table:number-rows-spanned="1">
            <text:p>Minor</text:p>
          </table:table-cell>
          <table:covered-table-cell table:style-name="ce41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style-name="ce91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covered-table-cell table:style-name="ce21" office:value-type="string" calcext:value-type="string">
            <text:p>payload</text:p>
          </table:covered-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/>
          <table:covered-table-cell table:style-name="ce26"/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 table:style-name="ce26" office:value-type="string" calcext:value-type="string">
            <text:p>Status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table-cell table:style-name="ce26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Multi switch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lis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7"/>
        </table:table-row>
        <table:table-row table:style-name="ro8">
          <table:table-cell/>
          <table:table-cell table:style-name="ce14" office:value-type="string" calcext:value-type="string">
            <text:p># Item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43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0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57"/>
          <table:table-cell table:style-name="ce57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5:01:56.637544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11-17T15:02:55.100317326</dc:date>
    <meta:editing-duration>PT20H35M11S</meta:editing-duration>
    <meta:editing-cycles>44</meta:editing-cycles>
    <meta:generator>LibreOffice/4.2.8.2$Linux_X86_64 LibreOffice_project/420m0$Build-2</meta:generator>
    <meta:document-statistic meta:table-count="2" meta:cell-count="762" meta:object-count="0"/>
  </office:meta>
</office:document-meta>
</file>